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15.63mm"/>
    </style:style>
    <style:style style:name="co3" style:family="table-column">
      <style:table-column-properties fo:break-before="auto" style:column-width="13.74mm"/>
    </style:style>
    <style:style style:name="co4" style:family="table-column">
      <style:table-column-properties fo:break-before="auto" style:column-width="15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table:shapes>
          <draw:frame draw:z-index="0" draw:style-name="gr1" draw:text-style-name="P1" svg:width="159.99mm" svg:height="89.99mm" svg:x="44.07mm" svg:y="53.52mm">
            <loext:p draw:notify-on-update-of-ranges="time.B1:time.AY1 time.A2:time.A2 time.B2:time.AY2 time.A3:time.A3 time.B3:time.AY3 time.A4:time.A4 time.B4:time.AY4 time.A5:time.A5 time.B5:time.AY5 time.A6:time.A6 time.B6:time.AY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B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50Mb</text:p>
          </table:table-cell>
          <table:table-cell office:value-type="float" office:value="75.37" calcext:value-type="float">
            <text:p>75,37</text:p>
          </table:table-cell>
          <table:table-cell office:value-type="float" office:value="73.96" calcext:value-type="float">
            <text:p>73,96</text:p>
          </table:table-cell>
          <table:table-cell office:value-type="float" office:value="74.53" calcext:value-type="float">
            <text:p>74,53</text:p>
          </table:table-cell>
          <table:table-cell office:value-type="float" office:value="75.93" calcext:value-type="float">
            <text:p>75,93</text:p>
          </table:table-cell>
          <table:table-cell office:value-type="float" office:value="73.77" calcext:value-type="float">
            <text:p>73,77</text:p>
          </table:table-cell>
          <table:table-cell office:value-type="float" office:value="72.23" calcext:value-type="float">
            <text:p>72,23</text:p>
          </table:table-cell>
          <table:table-cell office:value-type="float" office:value="75.65" calcext:value-type="float">
            <text:p>75,65</text:p>
          </table:table-cell>
          <table:table-cell office:value-type="float" office:value="75.75" calcext:value-type="float">
            <text:p>75,75</text:p>
          </table:table-cell>
          <table:table-cell office:value-type="float" office:value="75.53" calcext:value-type="float">
            <text:p>75,53</text:p>
          </table:table-cell>
          <table:table-cell office:value-type="float" office:value="73.42" calcext:value-type="float">
            <text:p>73,42</text:p>
          </table:table-cell>
          <table:table-cell office:value-type="float" office:value="73.88" calcext:value-type="float">
            <text:p>73,88</text:p>
          </table:table-cell>
          <table:table-cell office:value-type="float" office:value="75.98" calcext:value-type="float">
            <text:p>75,98</text:p>
          </table:table-cell>
          <table:table-cell office:value-type="float" office:value="73.52" calcext:value-type="float">
            <text:p>73,52</text:p>
          </table:table-cell>
          <table:table-cell office:value-type="float" office:value="69.97" calcext:value-type="float">
            <text:p>69,97</text:p>
          </table:table-cell>
          <table:table-cell office:value-type="float" office:value="74.37" calcext:value-type="float">
            <text:p>74,37</text:p>
          </table:table-cell>
          <table:table-cell office:value-type="float" office:value="67.34" calcext:value-type="float">
            <text:p>67,34</text:p>
          </table:table-cell>
          <table:table-cell office:value-type="float" office:value="64.1" calcext:value-type="float">
            <text:p>64,1</text:p>
          </table:table-cell>
          <table:table-cell office:value-type="float" office:value="60.43" calcext:value-type="float">
            <text:p>60,43</text:p>
          </table:table-cell>
          <table:table-cell office:value-type="float" office:value="65.78" calcext:value-type="float">
            <text:p>65,78</text:p>
          </table:table-cell>
          <table:table-cell office:value-type="float" office:value="67.62" calcext:value-type="float">
            <text:p>67,62</text:p>
          </table:table-cell>
          <table:table-cell office:value-type="float" office:value="76.4" calcext:value-type="float">
            <text:p>76,4</text:p>
          </table:table-cell>
          <table:table-cell office:value-type="float" office:value="78.1" calcext:value-type="float">
            <text:p>78,1</text:p>
          </table:table-cell>
          <table:table-cell office:value-type="float" office:value="76.62" calcext:value-type="float">
            <text:p>76,62</text:p>
          </table:table-cell>
          <table:table-cell office:value-type="float" office:value="77.02" calcext:value-type="float">
            <text:p>77,02</text:p>
          </table:table-cell>
          <table:table-cell office:value-type="float" office:value="77.35" calcext:value-type="float">
            <text:p>77,35</text:p>
          </table:table-cell>
          <table:table-cell office:value-type="float" office:value="77.76" calcext:value-type="float">
            <text:p>77,76</text:p>
          </table:table-cell>
          <table:table-cell office:value-type="float" office:value="77.46" calcext:value-type="float">
            <text:p>77,46</text:p>
          </table:table-cell>
          <table:table-cell office:value-type="float" office:value="76.81" calcext:value-type="float">
            <text:p>76,81</text:p>
          </table:table-cell>
          <table:table-cell office:value-type="float" office:value="77.86" calcext:value-type="float">
            <text:p>77,86</text:p>
          </table:table-cell>
          <table:table-cell office:value-type="float" office:value="76.26" calcext:value-type="float">
            <text:p>76,26</text:p>
          </table:table-cell>
          <table:table-cell office:value-type="float" office:value="77.36" calcext:value-type="float">
            <text:p>77,36</text:p>
          </table:table-cell>
          <table:table-cell office:value-type="float" office:value="77.43" calcext:value-type="float">
            <text:p>77,43</text:p>
          </table:table-cell>
          <table:table-cell office:value-type="float" office:value="78.6" calcext:value-type="float">
            <text:p>78,6</text:p>
          </table:table-cell>
          <table:table-cell office:value-type="float" office:value="76.7" calcext:value-type="float">
            <text:p>76,7</text:p>
          </table:table-cell>
          <table:table-cell office:value-type="float" office:value="68.22" calcext:value-type="float">
            <text:p>68,22</text:p>
          </table:table-cell>
          <table:table-cell office:value-type="float" office:value="77.46" calcext:value-type="float">
            <text:p>77,46</text:p>
          </table:table-cell>
          <table:table-cell office:value-type="float" office:value="77.39" calcext:value-type="float">
            <text:p>77,39</text:p>
          </table:table-cell>
          <table:table-cell office:value-type="float" office:value="77.47" calcext:value-type="float">
            <text:p>77,47</text:p>
          </table:table-cell>
          <table:table-cell office:value-type="float" office:value="75.91" calcext:value-type="float">
            <text:p>75,91</text:p>
          </table:table-cell>
          <table:table-cell office:value-type="float" office:value="76.18" calcext:value-type="float">
            <text:p>76,18</text:p>
          </table:table-cell>
          <table:table-cell office:value-type="float" office:value="78.12" calcext:value-type="float">
            <text:p>78,12</text:p>
          </table:table-cell>
          <table:table-cell office:value-type="float" office:value="78.32" calcext:value-type="float">
            <text:p>78,32</text:p>
          </table:table-cell>
          <table:table-cell office:value-type="float" office:value="77.64" calcext:value-type="float">
            <text:p>77,64</text:p>
          </table:table-cell>
          <table:table-cell office:value-type="float" office:value="76.75" calcext:value-type="float">
            <text:p>76,75</text:p>
          </table:table-cell>
          <table:table-cell office:value-type="float" office:value="77.47" calcext:value-type="float">
            <text:p>77,47</text:p>
          </table:table-cell>
          <table:table-cell office:value-type="float" office:value="76.77" calcext:value-type="float">
            <text:p>76,77</text:p>
          </table:table-cell>
          <table:table-cell office:value-type="float" office:value="77" calcext:value-type="float">
            <text:p>77</text:p>
          </table:table-cell>
          <table:table-cell office:value-type="float" office:value="75.59" calcext:value-type="float">
            <text:p>75,59</text:p>
          </table:table-cell>
          <table:table-cell office:value-type="float" office:value="74.33" calcext:value-type="float">
            <text:p>74,33</text:p>
          </table:table-cell>
          <table:table-cell office:value-type="float" office:value="75.65" calcext:value-type="float">
            <text:p>75,65</text:p>
          </table:table-cell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128.02" calcext:value-type="float">
            <text:p>128,02</text:p>
          </table:table-cell>
          <table:table-cell office:value-type="float" office:value="125.86" calcext:value-type="float">
            <text:p>125,86</text:p>
          </table:table-cell>
          <table:table-cell office:value-type="float" office:value="124.43" calcext:value-type="float">
            <text:p>124,43</text:p>
          </table:table-cell>
          <table:table-cell office:value-type="float" office:value="121.94" calcext:value-type="float">
            <text:p>121,94</text:p>
          </table:table-cell>
          <table:table-cell office:value-type="float" office:value="121.07" calcext:value-type="float">
            <text:p>121,07</text:p>
          </table:table-cell>
          <table:table-cell office:value-type="float" office:value="127.54" calcext:value-type="float">
            <text:p>127,54</text:p>
          </table:table-cell>
          <table:table-cell office:value-type="float" office:value="125.84" calcext:value-type="float">
            <text:p>125,84</text:p>
          </table:table-cell>
          <table:table-cell office:value-type="float" office:value="122.76" calcext:value-type="float">
            <text:p>122,76</text:p>
          </table:table-cell>
          <table:table-cell office:value-type="float" office:value="122.44" calcext:value-type="float">
            <text:p>122,44</text:p>
          </table:table-cell>
          <table:table-cell office:value-type="float" office:value="123.38" calcext:value-type="float">
            <text:p>123,38</text:p>
          </table:table-cell>
          <table:table-cell office:value-type="float" office:value="126.24" calcext:value-type="float">
            <text:p>126,24</text:p>
          </table:table-cell>
          <table:table-cell office:value-type="float" office:value="124.31" calcext:value-type="float">
            <text:p>124,31</text:p>
          </table:table-cell>
          <table:table-cell office:value-type="float" office:value="124.63" calcext:value-type="float">
            <text:p>124,63</text:p>
          </table:table-cell>
          <table:table-cell office:value-type="float" office:value="124.83" calcext:value-type="float">
            <text:p>124,83</text:p>
          </table:table-cell>
          <table:table-cell office:value-type="float" office:value="121.38" calcext:value-type="float">
            <text:p>121,38</text:p>
          </table:table-cell>
          <table:table-cell office:value-type="float" office:value="122.46" calcext:value-type="float">
            <text:p>122,46</text:p>
          </table:table-cell>
          <table:table-cell office:value-type="float" office:value="124.62" calcext:value-type="float">
            <text:p>124,62</text:p>
          </table:table-cell>
          <table:table-cell office:value-type="float" office:value="120.84" calcext:value-type="float">
            <text:p>120,84</text:p>
          </table:table-cell>
          <table:table-cell office:value-type="float" office:value="120.35" calcext:value-type="float">
            <text:p>120,35</text:p>
          </table:table-cell>
          <table:table-cell office:value-type="float" office:value="121.34" calcext:value-type="float">
            <text:p>121,34</text:p>
          </table:table-cell>
          <table:table-cell office:value-type="float" office:value="147.14" calcext:value-type="float">
            <text:p>147,14</text:p>
          </table:table-cell>
          <table:table-cell office:value-type="float" office:value="144.81" calcext:value-type="float">
            <text:p>144,81</text:p>
          </table:table-cell>
          <table:table-cell office:value-type="float" office:value="144.77" calcext:value-type="float">
            <text:p>144,77</text:p>
          </table:table-cell>
          <table:table-cell office:value-type="float" office:value="145.13" calcext:value-type="float">
            <text:p>145,13</text:p>
          </table:table-cell>
          <table:table-cell office:value-type="float" office:value="142.56" calcext:value-type="float">
            <text:p>142,56</text:p>
          </table:table-cell>
          <table:table-cell office:value-type="float" office:value="143.37" calcext:value-type="float">
            <text:p>143,37</text:p>
          </table:table-cell>
          <table:table-cell office:value-type="float" office:value="142.93" calcext:value-type="float">
            <text:p>142,93</text:p>
          </table:table-cell>
          <table:table-cell office:value-type="float" office:value="145.4" calcext:value-type="float">
            <text:p>145,4</text:p>
          </table:table-cell>
          <table:table-cell office:value-type="float" office:value="145.85" calcext:value-type="float">
            <text:p>145,85</text:p>
          </table:table-cell>
          <table:table-cell office:value-type="float" office:value="145.71" calcext:value-type="float">
            <text:p>145,71</text:p>
          </table:table-cell>
          <table:table-cell office:value-type="float" office:value="144.11" calcext:value-type="float">
            <text:p>144,11</text:p>
          </table:table-cell>
          <table:table-cell office:value-type="float" office:value="146.87" calcext:value-type="float">
            <text:p>146,87</text:p>
          </table:table-cell>
          <table:table-cell office:value-type="float" office:value="146.62" calcext:value-type="float">
            <text:p>146,62</text:p>
          </table:table-cell>
          <table:table-cell office:value-type="float" office:value="145.73" calcext:value-type="float">
            <text:p>145,73</text:p>
          </table:table-cell>
          <table:table-cell office:value-type="float" office:value="144.75" calcext:value-type="float">
            <text:p>144,75</text:p>
          </table:table-cell>
          <table:table-cell office:value-type="float" office:value="146.2" calcext:value-type="float">
            <text:p>146,2</text:p>
          </table:table-cell>
          <table:table-cell office:value-type="float" office:value="146.76" calcext:value-type="float">
            <text:p>146,76</text:p>
          </table:table-cell>
          <table:table-cell office:value-type="float" office:value="146.26" calcext:value-type="float">
            <text:p>146,26</text:p>
          </table:table-cell>
          <table:table-cell office:value-type="float" office:value="144.76" calcext:value-type="float">
            <text:p>144,76</text:p>
          </table:table-cell>
          <table:table-cell office:value-type="float" office:value="144.9" calcext:value-type="float">
            <text:p>144,9</text:p>
          </table:table-cell>
          <table:table-cell office:value-type="float" office:value="145.33" calcext:value-type="float">
            <text:p>145,33</text:p>
          </table:table-cell>
          <table:table-cell office:value-type="float" office:value="146.56" calcext:value-type="float">
            <text:p>146,56</text:p>
          </table:table-cell>
          <table:table-cell office:value-type="float" office:value="146.51" calcext:value-type="float">
            <text:p>146,51</text:p>
          </table:table-cell>
          <table:table-cell office:value-type="float" office:value="146.5" calcext:value-type="float">
            <text:p>146,5</text:p>
          </table:table-cell>
          <table:table-cell office:value-type="float" office:value="146.64" calcext:value-type="float">
            <text:p>146,64</text:p>
          </table:table-cell>
          <table:table-cell office:value-type="float" office:value="144.4" calcext:value-type="float">
            <text:p>144,4</text:p>
          </table:table-cell>
          <table:table-cell office:value-type="float" office:value="145.46" calcext:value-type="float">
            <text:p>145,46</text:p>
          </table:table-cell>
          <table:table-cell office:value-type="float" office:value="143.65" calcext:value-type="float">
            <text:p>143,65</text:p>
          </table:table-cell>
          <table:table-cell office:value-type="float" office:value="141.38" calcext:value-type="float">
            <text:p>141,38</text:p>
          </table:table-cell>
          <table:table-cell office:value-type="float" office:value="145.15" calcext:value-type="float">
            <text:p>145,15</text:p>
          </table:table-cell>
        </table:table-row>
        <table:table-row table:style-name="ro1">
          <table:table-cell office:value-type="string" calcext:value-type="string">
            <text:p>500Mb</text:p>
          </table:table-cell>
          <table:table-cell office:value-type="float" office:value="499.41" calcext:value-type="float">
            <text:p>499,41</text:p>
          </table:table-cell>
          <table:table-cell office:value-type="float" office:value="501.26" calcext:value-type="float">
            <text:p>501,26</text:p>
          </table:table-cell>
          <table:table-cell office:value-type="float" office:value="493.14" calcext:value-type="float">
            <text:p>493,14</text:p>
          </table:table-cell>
          <table:table-cell office:value-type="float" office:value="495.17" calcext:value-type="float">
            <text:p>495,17</text:p>
          </table:table-cell>
          <table:table-cell office:value-type="float" office:value="496.98" calcext:value-type="float">
            <text:p>496,98</text:p>
          </table:table-cell>
          <table:table-cell office:value-type="float" office:value="500.06" calcext:value-type="float">
            <text:p>500,06</text:p>
          </table:table-cell>
          <table:table-cell office:value-type="float" office:value="497.51" calcext:value-type="float">
            <text:p>497,51</text:p>
          </table:table-cell>
          <table:table-cell office:value-type="float" office:value="497.6" calcext:value-type="float">
            <text:p>497,6</text:p>
          </table:table-cell>
          <table:table-cell office:value-type="float" office:value="477.99" calcext:value-type="float">
            <text:p>477,99</text:p>
          </table:table-cell>
          <table:table-cell office:value-type="float" office:value="489.44" calcext:value-type="float">
            <text:p>489,44</text:p>
          </table:table-cell>
          <table:table-cell office:value-type="float" office:value="472.43" calcext:value-type="float">
            <text:p>472,43</text:p>
          </table:table-cell>
          <table:table-cell office:value-type="float" office:value="472.77" calcext:value-type="float">
            <text:p>472,77</text:p>
          </table:table-cell>
          <table:table-cell office:value-type="float" office:value="464.45" calcext:value-type="float">
            <text:p>464,45</text:p>
          </table:table-cell>
          <table:table-cell office:value-type="float" office:value="461.75" calcext:value-type="float">
            <text:p>461,75</text:p>
          </table:table-cell>
          <table:table-cell office:value-type="float" office:value="467.98" calcext:value-type="float">
            <text:p>467,98</text:p>
          </table:table-cell>
          <table:table-cell office:value-type="float" office:value="481.44" calcext:value-type="float">
            <text:p>481,44</text:p>
          </table:table-cell>
          <table:table-cell office:value-type="float" office:value="482.02" calcext:value-type="float">
            <text:p>482,02</text:p>
          </table:table-cell>
          <table:table-cell office:value-type="float" office:value="468.99" calcext:value-type="float">
            <text:p>468,99</text:p>
          </table:table-cell>
          <table:table-cell office:value-type="float" office:value="487.44" calcext:value-type="float">
            <text:p>487,44</text:p>
          </table:table-cell>
          <table:table-cell office:value-type="float" office:value="487.07" calcext:value-type="float">
            <text:p>487,07</text:p>
          </table:table-cell>
          <table:table-cell office:value-type="float" office:value="647.18" calcext:value-type="float">
            <text:p>647,18</text:p>
          </table:table-cell>
          <table:table-cell office:value-type="float" office:value="645.02" calcext:value-type="float">
            <text:p>645,02</text:p>
          </table:table-cell>
          <table:table-cell office:value-type="float" office:value="648.37" calcext:value-type="float">
            <text:p>648,37</text:p>
          </table:table-cell>
          <table:table-cell office:value-type="float" office:value="640.4" calcext:value-type="float">
            <text:p>640,4</text:p>
          </table:table-cell>
          <table:table-cell office:value-type="float" office:value="645" calcext:value-type="float">
            <text:p>645</text:p>
          </table:table-cell>
          <table:table-cell office:value-type="float" office:value="651.01" calcext:value-type="float">
            <text:p>651,01</text:p>
          </table:table-cell>
          <table:table-cell office:value-type="float" office:value="636.53" calcext:value-type="float">
            <text:p>636,53</text:p>
          </table:table-cell>
          <table:table-cell office:value-type="float" office:value="652.84" calcext:value-type="float">
            <text:p>652,84</text:p>
          </table:table-cell>
          <table:table-cell office:value-type="float" office:value="651.71" calcext:value-type="float">
            <text:p>651,71</text:p>
          </table:table-cell>
          <table:table-cell office:value-type="float" office:value="637.45" calcext:value-type="float">
            <text:p>637,45</text:p>
          </table:table-cell>
          <table:table-cell office:value-type="float" office:value="647.04" calcext:value-type="float">
            <text:p>647,04</text:p>
          </table:table-cell>
          <table:table-cell office:value-type="float" office:value="643.15" calcext:value-type="float">
            <text:p>643,15</text:p>
          </table:table-cell>
          <table:table-cell office:value-type="float" office:value="651.35" calcext:value-type="float">
            <text:p>651,35</text:p>
          </table:table-cell>
          <table:table-cell office:value-type="float" office:value="648.79" calcext:value-type="float">
            <text:p>648,79</text:p>
          </table:table-cell>
          <table:table-cell office:value-type="float" office:value="642.68" calcext:value-type="float">
            <text:p>642,68</text:p>
          </table:table-cell>
          <table:table-cell office:value-type="float" office:value="651.58" calcext:value-type="float">
            <text:p>651,58</text:p>
          </table:table-cell>
          <table:table-cell office:value-type="float" office:value="651.97" calcext:value-type="float">
            <text:p>651,97</text:p>
          </table:table-cell>
          <table:table-cell office:value-type="float" office:value="652.45" calcext:value-type="float">
            <text:p>652,45</text:p>
          </table:table-cell>
          <table:table-cell office:value-type="float" office:value="640.52" calcext:value-type="float">
            <text:p>640,52</text:p>
          </table:table-cell>
          <table:table-cell office:value-type="float" office:value="652.01" calcext:value-type="float">
            <text:p>652,01</text:p>
          </table:table-cell>
          <table:table-cell office:value-type="float" office:value="651.96" calcext:value-type="float">
            <text:p>651,96</text:p>
          </table:table-cell>
          <table:table-cell office:value-type="float" office:value="652.4" calcext:value-type="float">
            <text:p>652,4</text:p>
          </table:table-cell>
          <table:table-cell office:value-type="float" office:value="651.37" calcext:value-type="float">
            <text:p>651,37</text:p>
          </table:table-cell>
          <table:table-cell office:value-type="float" office:value="648.44" calcext:value-type="float">
            <text:p>648,44</text:p>
          </table:table-cell>
          <table:table-cell office:value-type="float" office:value="652.5" calcext:value-type="float">
            <text:p>652,5</text:p>
          </table:table-cell>
          <table:table-cell office:value-type="float" office:value="647.58" calcext:value-type="float">
            <text:p>647,58</text:p>
          </table:table-cell>
          <table:table-cell office:value-type="float" office:value="646.03" calcext:value-type="float">
            <text:p>646,03</text:p>
          </table:table-cell>
          <table:table-cell office:value-type="float" office:value="646.68" calcext:value-type="float">
            <text:p>646,68</text:p>
          </table:table-cell>
          <table:table-cell office:value-type="float" office:value="651.85" calcext:value-type="float">
            <text:p>651,85</text:p>
          </table:table-cell>
          <table:table-cell office:value-type="float" office:value="642.21" calcext:value-type="float">
            <text:p>642,21</text:p>
          </table:table-cell>
        </table:table-row>
        <table:table-row table:style-name="ro1">
          <table:table-cell office:value-type="string" calcext:value-type="string">
            <text:p>1000Mb</text:p>
          </table:table-cell>
          <table:table-cell office:value-type="float" office:value="922.54" calcext:value-type="float">
            <text:p>922,54</text:p>
          </table:table-cell>
          <table:table-cell office:value-type="float" office:value="927.59" calcext:value-type="float">
            <text:p>927,59</text:p>
          </table:table-cell>
          <table:table-cell office:value-type="float" office:value="924.14" calcext:value-type="float">
            <text:p>924,14</text:p>
          </table:table-cell>
          <table:table-cell office:value-type="float" office:value="922.23" calcext:value-type="float">
            <text:p>922,23</text:p>
          </table:table-cell>
          <table:table-cell office:value-type="float" office:value="907.32" calcext:value-type="float">
            <text:p>907,32</text:p>
          </table:table-cell>
          <table:table-cell office:value-type="float" office:value="923.82" calcext:value-type="float">
            <text:p>923,82</text:p>
          </table:table-cell>
          <table:table-cell office:value-type="float" office:value="929.94" calcext:value-type="float">
            <text:p>929,94</text:p>
          </table:table-cell>
          <table:table-cell office:value-type="float" office:value="920.56" calcext:value-type="float">
            <text:p>920,56</text:p>
          </table:table-cell>
          <table:table-cell office:value-type="float" office:value="890.89" calcext:value-type="float">
            <text:p>890,89</text:p>
          </table:table-cell>
          <table:table-cell office:value-type="float" office:value="914.92" calcext:value-type="float">
            <text:p>914,92</text:p>
          </table:table-cell>
          <table:table-cell office:value-type="float" office:value="896.14" calcext:value-type="float">
            <text:p>896,14</text:p>
          </table:table-cell>
          <table:table-cell office:value-type="float" office:value="880.52" calcext:value-type="float">
            <text:p>880,52</text:p>
          </table:table-cell>
          <table:table-cell office:value-type="float" office:value="902.94" calcext:value-type="float">
            <text:p>902,94</text:p>
          </table:table-cell>
          <table:table-cell office:value-type="float" office:value="881.94" calcext:value-type="float">
            <text:p>881,94</text:p>
          </table:table-cell>
          <table:table-cell office:value-type="float" office:value="884.4" calcext:value-type="float">
            <text:p>884,4</text:p>
          </table:table-cell>
          <table:table-cell office:value-type="float" office:value="901.37" calcext:value-type="float">
            <text:p>901,37</text:p>
          </table:table-cell>
          <table:table-cell office:value-type="float" office:value="898.42" calcext:value-type="float">
            <text:p>898,42</text:p>
          </table:table-cell>
          <table:table-cell office:value-type="float" office:value="883.64" calcext:value-type="float">
            <text:p>883,64</text:p>
          </table:table-cell>
          <table:table-cell office:value-type="float" office:value="896.52" calcext:value-type="float">
            <text:p>896,52</text:p>
          </table:table-cell>
          <table:table-cell office:value-type="float" office:value="907.6" calcext:value-type="float">
            <text:p>907,6</text:p>
          </table:table-cell>
          <table:table-cell office:value-type="float" office:value="1210.67" calcext:value-type="float">
            <text:p>1210,67</text:p>
          </table:table-cell>
          <table:table-cell office:value-type="float" office:value="1204.95" calcext:value-type="float">
            <text:p>1204,95</text:p>
          </table:table-cell>
          <table:table-cell office:value-type="float" office:value="1205.05" calcext:value-type="float">
            <text:p>1205,05</text:p>
          </table:table-cell>
          <table:table-cell office:value-type="float" office:value="1201.35" calcext:value-type="float">
            <text:p>1201,35</text:p>
          </table:table-cell>
          <table:table-cell office:value-type="float" office:value="1204.68" calcext:value-type="float">
            <text:p>1204,68</text:p>
          </table:table-cell>
          <table:table-cell office:value-type="float" office:value="1207.34" calcext:value-type="float">
            <text:p>1207,34</text:p>
          </table:table-cell>
          <table:table-cell office:value-type="float" office:value="1200.79" calcext:value-type="float">
            <text:p>1200,79</text:p>
          </table:table-cell>
          <table:table-cell office:value-type="float" office:value="1204.44" calcext:value-type="float">
            <text:p>1204,44</text:p>
          </table:table-cell>
          <table:table-cell office:value-type="float" office:value="1200.71" calcext:value-type="float">
            <text:p>1200,71</text:p>
          </table:table-cell>
          <table:table-cell office:value-type="float" office:value="1206.33" calcext:value-type="float">
            <text:p>1206,33</text:p>
          </table:table-cell>
          <table:table-cell office:value-type="float" office:value="1209.64" calcext:value-type="float">
            <text:p>1209,64</text:p>
          </table:table-cell>
          <table:table-cell office:value-type="float" office:value="1208.18" calcext:value-type="float">
            <text:p>1208,18</text:p>
          </table:table-cell>
          <table:table-cell office:value-type="float" office:value="1203.37" calcext:value-type="float">
            <text:p>1203,37</text:p>
          </table:table-cell>
          <table:table-cell office:value-type="float" office:value="1193.63" calcext:value-type="float">
            <text:p>1193,63</text:p>
          </table:table-cell>
          <table:table-cell office:value-type="float" office:value="1210.19" calcext:value-type="float">
            <text:p>1210,19</text:p>
          </table:table-cell>
          <table:table-cell office:value-type="float" office:value="1209.52" calcext:value-type="float">
            <text:p>1209,52</text:p>
          </table:table-cell>
          <table:table-cell office:value-type="float" office:value="1205.02" calcext:value-type="float">
            <text:p>1205,02</text:p>
          </table:table-cell>
          <table:table-cell office:value-type="float" office:value="1210.12" calcext:value-type="float">
            <text:p>1210,12</text:p>
          </table:table-cell>
          <table:table-cell office:value-type="float" office:value="1182.46" calcext:value-type="float">
            <text:p>1182,46</text:p>
          </table:table-cell>
          <table:table-cell office:value-type="float" office:value="1205.48" calcext:value-type="float">
            <text:p>1205,48</text:p>
          </table:table-cell>
          <table:table-cell office:value-type="float" office:value="1209.57" calcext:value-type="float">
            <text:p>1209,57</text:p>
          </table:table-cell>
          <table:table-cell office:value-type="float" office:value="1206.77" calcext:value-type="float">
            <text:p>1206,77</text:p>
          </table:table-cell>
          <table:table-cell office:value-type="float" office:value="1210.04" calcext:value-type="float">
            <text:p>1210,04</text:p>
          </table:table-cell>
          <table:table-cell office:value-type="float" office:value="1208.38" calcext:value-type="float">
            <text:p>1208,38</text:p>
          </table:table-cell>
          <table:table-cell office:value-type="float" office:value="1204.19" calcext:value-type="float">
            <text:p>1204,19</text:p>
          </table:table-cell>
          <table:table-cell office:value-type="float" office:value="1210.28" calcext:value-type="float">
            <text:p>1210,28</text:p>
          </table:table-cell>
          <table:table-cell office:value-type="float" office:value="1202.82" calcext:value-type="float">
            <text:p>1202,82</text:p>
          </table:table-cell>
          <table:table-cell office:value-type="float" office:value="1209.96" calcext:value-type="float">
            <text:p>1209,96</text:p>
          </table:table-cell>
          <table:table-cell office:value-type="float" office:value="1209.73" calcext:value-type="float">
            <text:p>1209,73</text:p>
          </table:table-cell>
          <table:table-cell office:value-type="float" office:value="1207.92" calcext:value-type="float">
            <text:p>1207,92</text:p>
          </table:table-cell>
        </table:table-row>
        <table:table-row table:style-name="ro1">
          <table:table-cell office:value-type="string" calcext:value-type="string">
            <text:p>2500Mb</text:p>
          </table:table-cell>
          <table:table-cell office:value-type="float" office:value="2347.52" calcext:value-type="float">
            <text:p>2347,52</text:p>
          </table:table-cell>
          <table:table-cell office:value-type="float" office:value="2346.62" calcext:value-type="float">
            <text:p>2346,62</text:p>
          </table:table-cell>
          <table:table-cell office:value-type="float" office:value="2382.92" calcext:value-type="float">
            <text:p>2382,92</text:p>
          </table:table-cell>
          <table:table-cell office:value-type="float" office:value="2351.03" calcext:value-type="float">
            <text:p>2351,03</text:p>
          </table:table-cell>
          <table:table-cell office:value-type="float" office:value="2335.55" calcext:value-type="float">
            <text:p>2335,55</text:p>
          </table:table-cell>
          <table:table-cell office:value-type="float" office:value="2353.54" calcext:value-type="float">
            <text:p>2353,54</text:p>
          </table:table-cell>
          <table:table-cell office:value-type="float" office:value="2357.96" calcext:value-type="float">
            <text:p>2357,96</text:p>
          </table:table-cell>
          <table:table-cell office:value-type="float" office:value="2331.59" calcext:value-type="float">
            <text:p>2331,59</text:p>
          </table:table-cell>
          <table:table-cell office:value-type="float" office:value="2282.04" calcext:value-type="float">
            <text:p>2282,04</text:p>
          </table:table-cell>
          <table:table-cell office:value-type="float" office:value="2293.02" calcext:value-type="float">
            <text:p>2293,02</text:p>
          </table:table-cell>
          <table:table-cell office:value-type="float" office:value="2282.3" calcext:value-type="float">
            <text:p>2282,3</text:p>
          </table:table-cell>
          <table:table-cell office:value-type="float" office:value="2244.25" calcext:value-type="float">
            <text:p>2244,25</text:p>
          </table:table-cell>
          <table:table-cell office:value-type="float" office:value="2165.84" calcext:value-type="float">
            <text:p>2165,84</text:p>
          </table:table-cell>
          <table:table-cell office:value-type="float" office:value="2266.8" calcext:value-type="float">
            <text:p>2266,8</text:p>
          </table:table-cell>
          <table:table-cell office:value-type="float" office:value="2167.09" calcext:value-type="float">
            <text:p>2167,09</text:p>
          </table:table-cell>
          <table:table-cell office:value-type="float" office:value="2257.42" calcext:value-type="float">
            <text:p>2257,42</text:p>
          </table:table-cell>
          <table:table-cell office:value-type="float" office:value="2293.06" calcext:value-type="float">
            <text:p>2293,06</text:p>
          </table:table-cell>
          <table:table-cell office:value-type="float" office:value="2247.46" calcext:value-type="float">
            <text:p>2247,46</text:p>
          </table:table-cell>
          <table:table-cell office:value-type="float" office:value="2273.9" calcext:value-type="float">
            <text:p>2273,9</text:p>
          </table:table-cell>
          <table:table-cell office:value-type="float" office:value="2319.4" calcext:value-type="float">
            <text:p>2319,4</text:p>
          </table:table-cell>
          <table:table-cell office:value-type="float" office:value="3195.65" calcext:value-type="float">
            <text:p>3195,65</text:p>
          </table:table-cell>
          <table:table-cell office:value-type="float" office:value="3198.55" calcext:value-type="float">
            <text:p>3198,55</text:p>
          </table:table-cell>
          <table:table-cell office:value-type="float" office:value="3194.57" calcext:value-type="float">
            <text:p>3194,57</text:p>
          </table:table-cell>
          <table:table-cell office:value-type="float" office:value="3177.02" calcext:value-type="float">
            <text:p>3177,02</text:p>
          </table:table-cell>
          <table:table-cell office:value-type="float" office:value="3194.54" calcext:value-type="float">
            <text:p>3194,54</text:p>
          </table:table-cell>
          <table:table-cell office:value-type="float" office:value="3180.27" calcext:value-type="float">
            <text:p>3180,27</text:p>
          </table:table-cell>
          <table:table-cell office:value-type="float" office:value="3193.61" calcext:value-type="float">
            <text:p>3193,61</text:p>
          </table:table-cell>
          <table:table-cell office:value-type="float" office:value="3196.32" calcext:value-type="float">
            <text:p>3196,32</text:p>
          </table:table-cell>
          <table:table-cell office:value-type="float" office:value="3201.29" calcext:value-type="float">
            <text:p>3201,29</text:p>
          </table:table-cell>
          <table:table-cell office:value-type="float" office:value="3197.04" calcext:value-type="float">
            <text:p>3197,04</text:p>
          </table:table-cell>
          <table:table-cell office:value-type="float" office:value="3195.14" calcext:value-type="float">
            <text:p>3195,14</text:p>
          </table:table-cell>
          <table:table-cell office:value-type="float" office:value="3197.54" calcext:value-type="float">
            <text:p>3197,54</text:p>
          </table:table-cell>
          <table:table-cell office:value-type="float" office:value="3198.82" calcext:value-type="float">
            <text:p>3198,82</text:p>
          </table:table-cell>
          <table:table-cell office:value-type="float" office:value="3173.47" calcext:value-type="float">
            <text:p>3173,47</text:p>
          </table:table-cell>
          <table:table-cell office:value-type="float" office:value="3181.66" calcext:value-type="float">
            <text:p>3181,66</text:p>
          </table:table-cell>
          <table:table-cell office:value-type="float" office:value="3199.94" calcext:value-type="float">
            <text:p>3199,94</text:p>
          </table:table-cell>
          <table:table-cell office:value-type="float" office:value="3170.22" calcext:value-type="float">
            <text:p>3170,22</text:p>
          </table:table-cell>
          <table:table-cell office:value-type="float" office:value="3152.03" calcext:value-type="float">
            <text:p>3152,03</text:p>
          </table:table-cell>
          <table:table-cell office:value-type="float" office:value="3197.92" calcext:value-type="float">
            <text:p>3197,92</text:p>
          </table:table-cell>
          <table:table-cell office:value-type="float" office:value="3198.77" calcext:value-type="float">
            <text:p>3198,77</text:p>
          </table:table-cell>
          <table:table-cell office:value-type="float" office:value="3189.7" calcext:value-type="float">
            <text:p>3189,7</text:p>
          </table:table-cell>
          <table:table-cell office:value-type="float" office:value="3172.15" calcext:value-type="float">
            <text:p>3172,15</text:p>
          </table:table-cell>
          <table:table-cell office:value-type="float" office:value="3199.05" calcext:value-type="float">
            <text:p>3199,05</text:p>
          </table:table-cell>
          <table:table-cell office:value-type="float" office:value="3192.05" calcext:value-type="float">
            <text:p>3192,05</text:p>
          </table:table-cell>
          <table:table-cell office:value-type="float" office:value="3181.83" calcext:value-type="float">
            <text:p>3181,83</text:p>
          </table:table-cell>
          <table:table-cell office:value-type="float" office:value="3199.14" calcext:value-type="float">
            <text:p>3199,14</text:p>
          </table:table-cell>
          <table:table-cell office:value-type="float" office:value="3193.52" calcext:value-type="float">
            <text:p>3193,52</text:p>
          </table:table-cell>
          <table:table-cell office:value-type="float" office:value="3180.54" calcext:value-type="float">
            <text:p>3180,54</text:p>
          </table:table-cell>
          <table:table-cell office:value-type="float" office:value="3185.38" calcext:value-type="float">
            <text:p>3185,38</text:p>
          </table:table-cell>
          <table:table-cell office:value-type="float" office:value="3191.71" calcext:value-type="float">
            <text:p>3191,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3:49:18.8198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13:57:52.206679000</dc:date>
    <dc:creator>Oleg Lodygensky</dc:creator>
    <meta:editing-duration>PT12M7S</meta:editing-duration>
    <meta:editing-cycles>4</meta:editing-cycles>
    <meta:generator>LibreOffice/5.1.5.2$MacOSX_X86_64 LibreOffice_project/7a864d8825610a8c07cfc3bc01dd4fce6a9447e5</meta:generator>
    <meta:document-statistic meta:table-count="1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8cm" svg:y="0.316cm" chart:style-name="ch2">
          <text:p>CNSMO OPENVPN</text:p>
        </chart:title>
        <chart:subtitle svg:x="7.207cm" svg:y="1.286cm" chart:style-name="ch3">
          <text:p>50 hosts</text:p>
        </chart:subtitle>
        <chart:legend chart:legend-position="end" svg:x="13.398cm" svg:y="3.207cm" style:legend-expansion="high" chart:style-name="ch4"/>
        <chart:plot-area chart:style-name="ch5" table:cell-range-address="time.A1:time.AY6" chart:data-source-has-labels="both" svg:x="1.311cm" svg:y="2.141cm" svg:width="11.767cm" svg:height="5.718cm">
          <chartooo:coordinate-region svg:x="2.331cm" svg:y="2.341cm" svg:width="10.747cm" svg:height="5.32cm"/>
          <chart:axis chart:dimension="x" chart:name="primary-x" chart:style-name="ch6" chartooo:axis-type="auto">
            <chartooo:date-scale/>
            <chart:title svg:x="6.764cm" svg:y="8.039cm" chart:style-name="ch7">
              <text:p>hosts</text:p>
            </chart:title>
            <chart:categories table:cell-range-address="time.B1:time.AY1"/>
          </chart:axis>
          <chart:axis chart:dimension="y" chart:name="primary-y" chart:style-name="ch6">
            <chart:title svg:x="0.451cm" svg:y="5.64cm" chart:style-name="ch8">
              <text:p>seconds</text:p>
            </chart:title>
            <chart:grid chart:style-name="ch9" chart:class="major"/>
          </chart:axis>
          <chart:series chart:style-name="ch10" chart:values-cell-range-address="time.B2:time.AY2" chart:label-cell-address="time.A2:time.A2" chart:class="chart:line">
            <chart:data-point chart:repeated="50"/>
          </chart:series>
          <chart:series chart:style-name="ch11" chart:values-cell-range-address="time.B3:time.AY3" chart:label-cell-address="time.A3:time.A3" chart:class="chart:line">
            <chart:data-point chart:repeated="50"/>
          </chart:series>
          <chart:series chart:style-name="ch12" chart:values-cell-range-address="time.B4:time.AY4" chart:label-cell-address="time.A4:time.A4" chart:class="chart:line">
            <chart:data-point chart:repeated="50"/>
          </chart:series>
          <chart:series chart:style-name="ch13" chart:values-cell-range-address="time.B5:time.AY5" chart:label-cell-address="time.A5:time.A5" chart:class="chart:line">
            <chart:data-point chart:repeated="50"/>
          </chart:series>
          <chart:series chart:style-name="ch14" chart:values-cell-range-address="time.B6:time.AY6" chart:label-cell-address="time.A6:time.A6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.B1:time.AY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50Mb</text:p>
                <draw:g>
                  <svg:desc>time.A2:time.A2</svg:desc>
                </draw:g>
              </table:table-cell>
              <table:table-cell office:value-type="float" office:value="75.37">
                <text:p>75.37</text:p>
                <draw:g>
                  <svg:desc>time.B2:time.AY2</svg:desc>
                </draw:g>
              </table:table-cell>
              <table:table-cell office:value-type="float" office:value="73.96">
                <text:p>73.96</text:p>
              </table:table-cell>
              <table:table-cell office:value-type="float" office:value="74.53">
                <text:p>74.53</text:p>
              </table:table-cell>
              <table:table-cell office:value-type="float" office:value="75.93">
                <text:p>75.93</text:p>
              </table:table-cell>
              <table:table-cell office:value-type="float" office:value="73.77">
                <text:p>73.77</text:p>
              </table:table-cell>
              <table:table-cell office:value-type="float" office:value="72.23">
                <text:p>72.23</text:p>
              </table:table-cell>
              <table:table-cell office:value-type="float" office:value="75.65">
                <text:p>75.65</text:p>
              </table:table-cell>
              <table:table-cell office:value-type="float" office:value="75.75">
                <text:p>75.75</text:p>
              </table:table-cell>
              <table:table-cell office:value-type="float" office:value="75.53">
                <text:p>75.53</text:p>
              </table:table-cell>
              <table:table-cell office:value-type="float" office:value="73.42">
                <text:p>73.42</text:p>
              </table:table-cell>
              <table:table-cell office:value-type="float" office:value="73.88">
                <text:p>73.88</text:p>
              </table:table-cell>
              <table:table-cell office:value-type="float" office:value="75.98">
                <text:p>75.98</text:p>
              </table:table-cell>
              <table:table-cell office:value-type="float" office:value="73.52">
                <text:p>73.52</text:p>
              </table:table-cell>
              <table:table-cell office:value-type="float" office:value="69.97">
                <text:p>69.97</text:p>
              </table:table-cell>
              <table:table-cell office:value-type="float" office:value="74.37">
                <text:p>74.37</text:p>
              </table:table-cell>
              <table:table-cell office:value-type="float" office:value="67.34">
                <text:p>67.34</text:p>
              </table:table-cell>
              <table:table-cell office:value-type="float" office:value="64.1">
                <text:p>64.1</text:p>
              </table:table-cell>
              <table:table-cell office:value-type="float" office:value="60.43">
                <text:p>60.43</text:p>
              </table:table-cell>
              <table:table-cell office:value-type="float" office:value="65.78">
                <text:p>65.78</text:p>
              </table:table-cell>
              <table:table-cell office:value-type="float" office:value="67.62">
                <text:p>67.62</text:p>
              </table:table-cell>
              <table:table-cell office:value-type="float" office:value="76.4">
                <text:p>76.4</text:p>
              </table:table-cell>
              <table:table-cell office:value-type="float" office:value="78.1">
                <text:p>78.1</text:p>
              </table:table-cell>
              <table:table-cell office:value-type="float" office:value="76.62">
                <text:p>76.62</text:p>
              </table:table-cell>
              <table:table-cell office:value-type="float" office:value="77.02">
                <text:p>77.02</text:p>
              </table:table-cell>
              <table:table-cell office:value-type="float" office:value="77.35">
                <text:p>77.35</text:p>
              </table:table-cell>
              <table:table-cell office:value-type="float" office:value="77.76">
                <text:p>77.76</text:p>
              </table:table-cell>
              <table:table-cell office:value-type="float" office:value="77.46">
                <text:p>77.46</text:p>
              </table:table-cell>
              <table:table-cell office:value-type="float" office:value="76.81">
                <text:p>76.81</text:p>
              </table:table-cell>
              <table:table-cell office:value-type="float" office:value="77.86">
                <text:p>77.86</text:p>
              </table:table-cell>
              <table:table-cell office:value-type="float" office:value="76.26">
                <text:p>76.26</text:p>
              </table:table-cell>
              <table:table-cell office:value-type="float" office:value="77.36">
                <text:p>77.36</text:p>
              </table:table-cell>
              <table:table-cell office:value-type="float" office:value="77.43">
                <text:p>77.43</text:p>
              </table:table-cell>
              <table:table-cell office:value-type="float" office:value="78.6">
                <text:p>78.6</text:p>
              </table:table-cell>
              <table:table-cell office:value-type="float" office:value="76.7">
                <text:p>76.7</text:p>
              </table:table-cell>
              <table:table-cell office:value-type="float" office:value="68.22">
                <text:p>68.22</text:p>
              </table:table-cell>
              <table:table-cell office:value-type="float" office:value="77.46">
                <text:p>77.46</text:p>
              </table:table-cell>
              <table:table-cell office:value-type="float" office:value="77.39">
                <text:p>77.39</text:p>
              </table:table-cell>
              <table:table-cell office:value-type="float" office:value="77.47">
                <text:p>77.47</text:p>
              </table:table-cell>
              <table:table-cell office:value-type="float" office:value="75.91">
                <text:p>75.91</text:p>
              </table:table-cell>
              <table:table-cell office:value-type="float" office:value="76.18">
                <text:p>76.18</text:p>
              </table:table-cell>
              <table:table-cell office:value-type="float" office:value="78.12">
                <text:p>78.12</text:p>
              </table:table-cell>
              <table:table-cell office:value-type="float" office:value="78.32">
                <text:p>78.32</text:p>
              </table:table-cell>
              <table:table-cell office:value-type="float" office:value="77.64">
                <text:p>77.64</text:p>
              </table:table-cell>
              <table:table-cell office:value-type="float" office:value="76.75">
                <text:p>76.75</text:p>
              </table:table-cell>
              <table:table-cell office:value-type="float" office:value="77.47">
                <text:p>77.47</text:p>
              </table:table-cell>
              <table:table-cell office:value-type="float" office:value="76.77">
                <text:p>76.77</text:p>
              </table:table-cell>
              <table:table-cell office:value-type="float" office:value="77">
                <text:p>77</text:p>
              </table:table-cell>
              <table:table-cell office:value-type="float" office:value="75.59">
                <text:p>75.59</text:p>
              </table:table-cell>
              <table:table-cell office:value-type="float" office:value="74.33">
                <text:p>74.33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100Mb</text:p>
                <draw:g>
                  <svg:desc>time.A3:time.A3</svg:desc>
                </draw:g>
              </table:table-cell>
              <table:table-cell office:value-type="float" office:value="128.02">
                <text:p>128.02</text:p>
                <draw:g>
                  <svg:desc>time.B3:time.AY3</svg:desc>
                </draw:g>
              </table:table-cell>
              <table:table-cell office:value-type="float" office:value="125.86">
                <text:p>125.86</text:p>
              </table:table-cell>
              <table:table-cell office:value-type="float" office:value="124.43">
                <text:p>124.43</text:p>
              </table:table-cell>
              <table:table-cell office:value-type="float" office:value="121.94">
                <text:p>121.94</text:p>
              </table:table-cell>
              <table:table-cell office:value-type="float" office:value="121.07">
                <text:p>121.07</text:p>
              </table:table-cell>
              <table:table-cell office:value-type="float" office:value="127.54">
                <text:p>127.54</text:p>
              </table:table-cell>
              <table:table-cell office:value-type="float" office:value="125.84">
                <text:p>125.84</text:p>
              </table:table-cell>
              <table:table-cell office:value-type="float" office:value="122.76">
                <text:p>122.76</text:p>
              </table:table-cell>
              <table:table-cell office:value-type="float" office:value="122.44">
                <text:p>122.44</text:p>
              </table:table-cell>
              <table:table-cell office:value-type="float" office:value="123.38">
                <text:p>123.38</text:p>
              </table:table-cell>
              <table:table-cell office:value-type="float" office:value="126.24">
                <text:p>126.24</text:p>
              </table:table-cell>
              <table:table-cell office:value-type="float" office:value="124.31">
                <text:p>124.31</text:p>
              </table:table-cell>
              <table:table-cell office:value-type="float" office:value="124.63">
                <text:p>124.63</text:p>
              </table:table-cell>
              <table:table-cell office:value-type="float" office:value="124.83">
                <text:p>124.83</text:p>
              </table:table-cell>
              <table:table-cell office:value-type="float" office:value="121.38">
                <text:p>121.38</text:p>
              </table:table-cell>
              <table:table-cell office:value-type="float" office:value="122.46">
                <text:p>122.46</text:p>
              </table:table-cell>
              <table:table-cell office:value-type="float" office:value="124.62">
                <text:p>124.62</text:p>
              </table:table-cell>
              <table:table-cell office:value-type="float" office:value="120.84">
                <text:p>120.84</text:p>
              </table:table-cell>
              <table:table-cell office:value-type="float" office:value="120.35">
                <text:p>120.35</text:p>
              </table:table-cell>
              <table:table-cell office:value-type="float" office:value="121.34">
                <text:p>121.34</text:p>
              </table:table-cell>
              <table:table-cell office:value-type="float" office:value="147.14">
                <text:p>147.14</text:p>
              </table:table-cell>
              <table:table-cell office:value-type="float" office:value="144.81">
                <text:p>144.81</text:p>
              </table:table-cell>
              <table:table-cell office:value-type="float" office:value="144.77">
                <text:p>144.77</text:p>
              </table:table-cell>
              <table:table-cell office:value-type="float" office:value="145.13">
                <text:p>145.13</text:p>
              </table:table-cell>
              <table:table-cell office:value-type="float" office:value="142.56">
                <text:p>142.56</text:p>
              </table:table-cell>
              <table:table-cell office:value-type="float" office:value="143.37">
                <text:p>143.37</text:p>
              </table:table-cell>
              <table:table-cell office:value-type="float" office:value="142.93">
                <text:p>142.93</text:p>
              </table:table-cell>
              <table:table-cell office:value-type="float" office:value="145.4">
                <text:p>145.4</text:p>
              </table:table-cell>
              <table:table-cell office:value-type="float" office:value="145.85">
                <text:p>145.85</text:p>
              </table:table-cell>
              <table:table-cell office:value-type="float" office:value="145.71">
                <text:p>145.71</text:p>
              </table:table-cell>
              <table:table-cell office:value-type="float" office:value="144.11">
                <text:p>144.11</text:p>
              </table:table-cell>
              <table:table-cell office:value-type="float" office:value="146.87">
                <text:p>146.87</text:p>
              </table:table-cell>
              <table:table-cell office:value-type="float" office:value="146.62">
                <text:p>146.62</text:p>
              </table:table-cell>
              <table:table-cell office:value-type="float" office:value="145.73">
                <text:p>145.73</text:p>
              </table:table-cell>
              <table:table-cell office:value-type="float" office:value="144.75">
                <text:p>144.75</text:p>
              </table:table-cell>
              <table:table-cell office:value-type="float" office:value="146.2">
                <text:p>146.2</text:p>
              </table:table-cell>
              <table:table-cell office:value-type="float" office:value="146.76">
                <text:p>146.76</text:p>
              </table:table-cell>
              <table:table-cell office:value-type="float" office:value="146.26">
                <text:p>146.26</text:p>
              </table:table-cell>
              <table:table-cell office:value-type="float" office:value="144.76">
                <text:p>144.76</text:p>
              </table:table-cell>
              <table:table-cell office:value-type="float" office:value="144.9">
                <text:p>144.9</text:p>
              </table:table-cell>
              <table:table-cell office:value-type="float" office:value="145.33">
                <text:p>145.33</text:p>
              </table:table-cell>
              <table:table-cell office:value-type="float" office:value="146.56">
                <text:p>146.56</text:p>
              </table:table-cell>
              <table:table-cell office:value-type="float" office:value="146.51">
                <text:p>146.51</text:p>
              </table:table-cell>
              <table:table-cell office:value-type="float" office:value="146.5">
                <text:p>146.5</text:p>
              </table:table-cell>
              <table:table-cell office:value-type="float" office:value="146.64">
                <text:p>146.64</text:p>
              </table:table-cell>
              <table:table-cell office:value-type="float" office:value="144.4">
                <text:p>144.4</text:p>
              </table:table-cell>
              <table:table-cell office:value-type="float" office:value="145.46">
                <text:p>145.46</text:p>
              </table:table-cell>
              <table:table-cell office:value-type="float" office:value="143.65">
                <text:p>143.65</text:p>
              </table:table-cell>
              <table:table-cell office:value-type="float" office:value="141.38">
                <text:p>141.38</text:p>
              </table:table-cell>
              <table:table-cell office:value-type="float" office:value="145.15">
                <text:p>145.15</text:p>
              </table:table-cell>
            </table:table-row>
            <table:table-row>
              <table:table-cell office:value-type="string">
                <text:p>500Mb</text:p>
                <draw:g>
                  <svg:desc>time.A4:time.A4</svg:desc>
                </draw:g>
              </table:table-cell>
              <table:table-cell office:value-type="float" office:value="499.41">
                <text:p>499.41</text:p>
                <draw:g>
                  <svg:desc>time.B4:time.AY4</svg:desc>
                </draw:g>
              </table:table-cell>
              <table:table-cell office:value-type="float" office:value="501.26">
                <text:p>501.26</text:p>
              </table:table-cell>
              <table:table-cell office:value-type="float" office:value="493.14">
                <text:p>493.14</text:p>
              </table:table-cell>
              <table:table-cell office:value-type="float" office:value="495.17">
                <text:p>495.17</text:p>
              </table:table-cell>
              <table:table-cell office:value-type="float" office:value="496.98">
                <text:p>496.98</text:p>
              </table:table-cell>
              <table:table-cell office:value-type="float" office:value="500.06">
                <text:p>500.06</text:p>
              </table:table-cell>
              <table:table-cell office:value-type="float" office:value="497.51">
                <text:p>497.51</text:p>
              </table:table-cell>
              <table:table-cell office:value-type="float" office:value="497.6">
                <text:p>497.6</text:p>
              </table:table-cell>
              <table:table-cell office:value-type="float" office:value="477.99">
                <text:p>477.99</text:p>
              </table:table-cell>
              <table:table-cell office:value-type="float" office:value="489.44">
                <text:p>489.44</text:p>
              </table:table-cell>
              <table:table-cell office:value-type="float" office:value="472.43">
                <text:p>472.43</text:p>
              </table:table-cell>
              <table:table-cell office:value-type="float" office:value="472.77">
                <text:p>472.77</text:p>
              </table:table-cell>
              <table:table-cell office:value-type="float" office:value="464.45">
                <text:p>464.45</text:p>
              </table:table-cell>
              <table:table-cell office:value-type="float" office:value="461.75">
                <text:p>461.75</text:p>
              </table:table-cell>
              <table:table-cell office:value-type="float" office:value="467.98">
                <text:p>467.98</text:p>
              </table:table-cell>
              <table:table-cell office:value-type="float" office:value="481.44">
                <text:p>481.44</text:p>
              </table:table-cell>
              <table:table-cell office:value-type="float" office:value="482.02">
                <text:p>482.02</text:p>
              </table:table-cell>
              <table:table-cell office:value-type="float" office:value="468.99">
                <text:p>468.99</text:p>
              </table:table-cell>
              <table:table-cell office:value-type="float" office:value="487.44">
                <text:p>487.44</text:p>
              </table:table-cell>
              <table:table-cell office:value-type="float" office:value="487.07">
                <text:p>487.07</text:p>
              </table:table-cell>
              <table:table-cell office:value-type="float" office:value="647.18">
                <text:p>647.18</text:p>
              </table:table-cell>
              <table:table-cell office:value-type="float" office:value="645.02">
                <text:p>645.02</text:p>
              </table:table-cell>
              <table:table-cell office:value-type="float" office:value="648.37">
                <text:p>648.37</text:p>
              </table:table-cell>
              <table:table-cell office:value-type="float" office:value="640.4">
                <text:p>640.4</text:p>
              </table:table-cell>
              <table:table-cell office:value-type="float" office:value="645">
                <text:p>645</text:p>
              </table:table-cell>
              <table:table-cell office:value-type="float" office:value="651.01">
                <text:p>651.01</text:p>
              </table:table-cell>
              <table:table-cell office:value-type="float" office:value="636.53">
                <text:p>636.53</text:p>
              </table:table-cell>
              <table:table-cell office:value-type="float" office:value="652.84">
                <text:p>652.84</text:p>
              </table:table-cell>
              <table:table-cell office:value-type="float" office:value="651.71">
                <text:p>651.71</text:p>
              </table:table-cell>
              <table:table-cell office:value-type="float" office:value="637.45">
                <text:p>637.45</text:p>
              </table:table-cell>
              <table:table-cell office:value-type="float" office:value="647.04">
                <text:p>647.04</text:p>
              </table:table-cell>
              <table:table-cell office:value-type="float" office:value="643.15">
                <text:p>643.15</text:p>
              </table:table-cell>
              <table:table-cell office:value-type="float" office:value="651.35">
                <text:p>651.35</text:p>
              </table:table-cell>
              <table:table-cell office:value-type="float" office:value="648.79">
                <text:p>648.79</text:p>
              </table:table-cell>
              <table:table-cell office:value-type="float" office:value="642.68">
                <text:p>642.68</text:p>
              </table:table-cell>
              <table:table-cell office:value-type="float" office:value="651.58">
                <text:p>651.58</text:p>
              </table:table-cell>
              <table:table-cell office:value-type="float" office:value="651.97">
                <text:p>651.97</text:p>
              </table:table-cell>
              <table:table-cell office:value-type="float" office:value="652.45">
                <text:p>652.45</text:p>
              </table:table-cell>
              <table:table-cell office:value-type="float" office:value="640.52">
                <text:p>640.52</text:p>
              </table:table-cell>
              <table:table-cell office:value-type="float" office:value="652.01">
                <text:p>652.01</text:p>
              </table:table-cell>
              <table:table-cell office:value-type="float" office:value="651.96">
                <text:p>651.96</text:p>
              </table:table-cell>
              <table:table-cell office:value-type="float" office:value="652.4">
                <text:p>652.4</text:p>
              </table:table-cell>
              <table:table-cell office:value-type="float" office:value="651.37">
                <text:p>651.37</text:p>
              </table:table-cell>
              <table:table-cell office:value-type="float" office:value="648.44">
                <text:p>648.44</text:p>
              </table:table-cell>
              <table:table-cell office:value-type="float" office:value="652.5">
                <text:p>652.5</text:p>
              </table:table-cell>
              <table:table-cell office:value-type="float" office:value="647.58">
                <text:p>647.58</text:p>
              </table:table-cell>
              <table:table-cell office:value-type="float" office:value="646.03">
                <text:p>646.03</text:p>
              </table:table-cell>
              <table:table-cell office:value-type="float" office:value="646.68">
                <text:p>646.68</text:p>
              </table:table-cell>
              <table:table-cell office:value-type="float" office:value="651.85">
                <text:p>651.85</text:p>
              </table:table-cell>
              <table:table-cell office:value-type="float" office:value="642.21">
                <text:p>642.21</text:p>
              </table:table-cell>
            </table:table-row>
            <table:table-row>
              <table:table-cell office:value-type="string">
                <text:p>1000Mb</text:p>
                <draw:g>
                  <svg:desc>time.A5:time.A5</svg:desc>
                </draw:g>
              </table:table-cell>
              <table:table-cell office:value-type="float" office:value="922.54">
                <text:p>922.54</text:p>
                <draw:g>
                  <svg:desc>time.B5:time.AY5</svg:desc>
                </draw:g>
              </table:table-cell>
              <table:table-cell office:value-type="float" office:value="927.59">
                <text:p>927.59</text:p>
              </table:table-cell>
              <table:table-cell office:value-type="float" office:value="924.14">
                <text:p>924.14</text:p>
              </table:table-cell>
              <table:table-cell office:value-type="float" office:value="922.23">
                <text:p>922.23</text:p>
              </table:table-cell>
              <table:table-cell office:value-type="float" office:value="907.32">
                <text:p>907.32</text:p>
              </table:table-cell>
              <table:table-cell office:value-type="float" office:value="923.82">
                <text:p>923.82</text:p>
              </table:table-cell>
              <table:table-cell office:value-type="float" office:value="929.94">
                <text:p>929.94</text:p>
              </table:table-cell>
              <table:table-cell office:value-type="float" office:value="920.56">
                <text:p>920.56</text:p>
              </table:table-cell>
              <table:table-cell office:value-type="float" office:value="890.89">
                <text:p>890.89</text:p>
              </table:table-cell>
              <table:table-cell office:value-type="float" office:value="914.92">
                <text:p>914.92</text:p>
              </table:table-cell>
              <table:table-cell office:value-type="float" office:value="896.14">
                <text:p>896.14</text:p>
              </table:table-cell>
              <table:table-cell office:value-type="float" office:value="880.52">
                <text:p>880.52</text:p>
              </table:table-cell>
              <table:table-cell office:value-type="float" office:value="902.94">
                <text:p>902.94</text:p>
              </table:table-cell>
              <table:table-cell office:value-type="float" office:value="881.94">
                <text:p>881.94</text:p>
              </table:table-cell>
              <table:table-cell office:value-type="float" office:value="884.4">
                <text:p>884.4</text:p>
              </table:table-cell>
              <table:table-cell office:value-type="float" office:value="901.37">
                <text:p>901.37</text:p>
              </table:table-cell>
              <table:table-cell office:value-type="float" office:value="898.42">
                <text:p>898.42</text:p>
              </table:table-cell>
              <table:table-cell office:value-type="float" office:value="883.64">
                <text:p>883.64</text:p>
              </table:table-cell>
              <table:table-cell office:value-type="float" office:value="896.52">
                <text:p>896.52</text:p>
              </table:table-cell>
              <table:table-cell office:value-type="float" office:value="907.6">
                <text:p>907.6</text:p>
              </table:table-cell>
              <table:table-cell office:value-type="float" office:value="1210.67">
                <text:p>1210.67</text:p>
              </table:table-cell>
              <table:table-cell office:value-type="float" office:value="1204.95">
                <text:p>1204.95</text:p>
              </table:table-cell>
              <table:table-cell office:value-type="float" office:value="1205.05">
                <text:p>1205.05</text:p>
              </table:table-cell>
              <table:table-cell office:value-type="float" office:value="1201.35">
                <text:p>1201.35</text:p>
              </table:table-cell>
              <table:table-cell office:value-type="float" office:value="1204.68">
                <text:p>1204.68</text:p>
              </table:table-cell>
              <table:table-cell office:value-type="float" office:value="1207.34">
                <text:p>1207.34</text:p>
              </table:table-cell>
              <table:table-cell office:value-type="float" office:value="1200.79">
                <text:p>1200.79</text:p>
              </table:table-cell>
              <table:table-cell office:value-type="float" office:value="1204.44">
                <text:p>1204.44</text:p>
              </table:table-cell>
              <table:table-cell office:value-type="float" office:value="1200.71">
                <text:p>1200.71</text:p>
              </table:table-cell>
              <table:table-cell office:value-type="float" office:value="1206.33">
                <text:p>1206.33</text:p>
              </table:table-cell>
              <table:table-cell office:value-type="float" office:value="1209.64">
                <text:p>1209.64</text:p>
              </table:table-cell>
              <table:table-cell office:value-type="float" office:value="1208.18">
                <text:p>1208.18</text:p>
              </table:table-cell>
              <table:table-cell office:value-type="float" office:value="1203.37">
                <text:p>1203.37</text:p>
              </table:table-cell>
              <table:table-cell office:value-type="float" office:value="1193.63">
                <text:p>1193.63</text:p>
              </table:table-cell>
              <table:table-cell office:value-type="float" office:value="1210.19">
                <text:p>1210.19</text:p>
              </table:table-cell>
              <table:table-cell office:value-type="float" office:value="1209.52">
                <text:p>1209.52</text:p>
              </table:table-cell>
              <table:table-cell office:value-type="float" office:value="1205.02">
                <text:p>1205.02</text:p>
              </table:table-cell>
              <table:table-cell office:value-type="float" office:value="1210.12">
                <text:p>1210.12</text:p>
              </table:table-cell>
              <table:table-cell office:value-type="float" office:value="1182.46">
                <text:p>1182.46</text:p>
              </table:table-cell>
              <table:table-cell office:value-type="float" office:value="1205.48">
                <text:p>1205.48</text:p>
              </table:table-cell>
              <table:table-cell office:value-type="float" office:value="1209.57">
                <text:p>1209.57</text:p>
              </table:table-cell>
              <table:table-cell office:value-type="float" office:value="1206.77">
                <text:p>1206.77</text:p>
              </table:table-cell>
              <table:table-cell office:value-type="float" office:value="1210.04">
                <text:p>1210.04</text:p>
              </table:table-cell>
              <table:table-cell office:value-type="float" office:value="1208.38">
                <text:p>1208.38</text:p>
              </table:table-cell>
              <table:table-cell office:value-type="float" office:value="1204.19">
                <text:p>1204.19</text:p>
              </table:table-cell>
              <table:table-cell office:value-type="float" office:value="1210.28">
                <text:p>1210.28</text:p>
              </table:table-cell>
              <table:table-cell office:value-type="float" office:value="1202.82">
                <text:p>1202.82</text:p>
              </table:table-cell>
              <table:table-cell office:value-type="float" office:value="1209.96">
                <text:p>1209.96</text:p>
              </table:table-cell>
              <table:table-cell office:value-type="float" office:value="1209.73">
                <text:p>1209.73</text:p>
              </table:table-cell>
              <table:table-cell office:value-type="float" office:value="1207.92">
                <text:p>1207.92</text:p>
              </table:table-cell>
            </table:table-row>
            <table:table-row>
              <table:table-cell office:value-type="string">
                <text:p>2500Mb</text:p>
                <draw:g>
                  <svg:desc>time.A6:time.A6</svg:desc>
                </draw:g>
              </table:table-cell>
              <table:table-cell office:value-type="float" office:value="2347.52">
                <text:p>2347.52</text:p>
                <draw:g>
                  <svg:desc>time.B6:time.AY6</svg:desc>
                </draw:g>
              </table:table-cell>
              <table:table-cell office:value-type="float" office:value="2346.62">
                <text:p>2346.62</text:p>
              </table:table-cell>
              <table:table-cell office:value-type="float" office:value="2382.92">
                <text:p>2382.92</text:p>
              </table:table-cell>
              <table:table-cell office:value-type="float" office:value="2351.03">
                <text:p>2351.03</text:p>
              </table:table-cell>
              <table:table-cell office:value-type="float" office:value="2335.55">
                <text:p>2335.55</text:p>
              </table:table-cell>
              <table:table-cell office:value-type="float" office:value="2353.54">
                <text:p>2353.54</text:p>
              </table:table-cell>
              <table:table-cell office:value-type="float" office:value="2357.96">
                <text:p>2357.96</text:p>
              </table:table-cell>
              <table:table-cell office:value-type="float" office:value="2331.59">
                <text:p>2331.59</text:p>
              </table:table-cell>
              <table:table-cell office:value-type="float" office:value="2282.04">
                <text:p>2282.04</text:p>
              </table:table-cell>
              <table:table-cell office:value-type="float" office:value="2293.02">
                <text:p>2293.02</text:p>
              </table:table-cell>
              <table:table-cell office:value-type="float" office:value="2282.3">
                <text:p>2282.3</text:p>
              </table:table-cell>
              <table:table-cell office:value-type="float" office:value="2244.25">
                <text:p>2244.25</text:p>
              </table:table-cell>
              <table:table-cell office:value-type="float" office:value="2165.84">
                <text:p>2165.84</text:p>
              </table:table-cell>
              <table:table-cell office:value-type="float" office:value="2266.8">
                <text:p>2266.8</text:p>
              </table:table-cell>
              <table:table-cell office:value-type="float" office:value="2167.09">
                <text:p>2167.09</text:p>
              </table:table-cell>
              <table:table-cell office:value-type="float" office:value="2257.42">
                <text:p>2257.42</text:p>
              </table:table-cell>
              <table:table-cell office:value-type="float" office:value="2293.06">
                <text:p>2293.06</text:p>
              </table:table-cell>
              <table:table-cell office:value-type="float" office:value="2247.46">
                <text:p>2247.46</text:p>
              </table:table-cell>
              <table:table-cell office:value-type="float" office:value="2273.9">
                <text:p>2273.9</text:p>
              </table:table-cell>
              <table:table-cell office:value-type="float" office:value="2319.4">
                <text:p>2319.4</text:p>
              </table:table-cell>
              <table:table-cell office:value-type="float" office:value="3195.65">
                <text:p>3195.65</text:p>
              </table:table-cell>
              <table:table-cell office:value-type="float" office:value="3198.55">
                <text:p>3198.55</text:p>
              </table:table-cell>
              <table:table-cell office:value-type="float" office:value="3194.57">
                <text:p>3194.57</text:p>
              </table:table-cell>
              <table:table-cell office:value-type="float" office:value="3177.02">
                <text:p>3177.02</text:p>
              </table:table-cell>
              <table:table-cell office:value-type="float" office:value="3194.54">
                <text:p>3194.54</text:p>
              </table:table-cell>
              <table:table-cell office:value-type="float" office:value="3180.27">
                <text:p>3180.27</text:p>
              </table:table-cell>
              <table:table-cell office:value-type="float" office:value="3193.61">
                <text:p>3193.61</text:p>
              </table:table-cell>
              <table:table-cell office:value-type="float" office:value="3196.32">
                <text:p>3196.32</text:p>
              </table:table-cell>
              <table:table-cell office:value-type="float" office:value="3201.29">
                <text:p>3201.29</text:p>
              </table:table-cell>
              <table:table-cell office:value-type="float" office:value="3197.04">
                <text:p>3197.04</text:p>
              </table:table-cell>
              <table:table-cell office:value-type="float" office:value="3195.14">
                <text:p>3195.14</text:p>
              </table:table-cell>
              <table:table-cell office:value-type="float" office:value="3197.54">
                <text:p>3197.54</text:p>
              </table:table-cell>
              <table:table-cell office:value-type="float" office:value="3198.82">
                <text:p>3198.82</text:p>
              </table:table-cell>
              <table:table-cell office:value-type="float" office:value="3173.47">
                <text:p>3173.47</text:p>
              </table:table-cell>
              <table:table-cell office:value-type="float" office:value="3181.66">
                <text:p>3181.66</text:p>
              </table:table-cell>
              <table:table-cell office:value-type="float" office:value="3199.94">
                <text:p>3199.94</text:p>
              </table:table-cell>
              <table:table-cell office:value-type="float" office:value="3170.22">
                <text:p>3170.22</text:p>
              </table:table-cell>
              <table:table-cell office:value-type="float" office:value="3152.03">
                <text:p>3152.03</text:p>
              </table:table-cell>
              <table:table-cell office:value-type="float" office:value="3197.92">
                <text:p>3197.92</text:p>
              </table:table-cell>
              <table:table-cell office:value-type="float" office:value="3198.77">
                <text:p>3198.77</text:p>
              </table:table-cell>
              <table:table-cell office:value-type="float" office:value="3189.7">
                <text:p>3189.7</text:p>
              </table:table-cell>
              <table:table-cell office:value-type="float" office:value="3172.15">
                <text:p>3172.15</text:p>
              </table:table-cell>
              <table:table-cell office:value-type="float" office:value="3199.05">
                <text:p>3199.05</text:p>
              </table:table-cell>
              <table:table-cell office:value-type="float" office:value="3192.05">
                <text:p>3192.05</text:p>
              </table:table-cell>
              <table:table-cell office:value-type="float" office:value="3181.83">
                <text:p>3181.83</text:p>
              </table:table-cell>
              <table:table-cell office:value-type="float" office:value="3199.14">
                <text:p>3199.14</text:p>
              </table:table-cell>
              <table:table-cell office:value-type="float" office:value="3193.52">
                <text:p>3193.52</text:p>
              </table:table-cell>
              <table:table-cell office:value-type="float" office:value="3180.54">
                <text:p>3180.54</text:p>
              </table:table-cell>
              <table:table-cell office:value-type="float" office:value="3185.38">
                <text:p>3185.38</text:p>
              </table:table-cell>
              <table:table-cell office:value-type="float" office:value="3191.71">
                <text:p>3191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MacOSX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